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844" calcext:value-type="float">
            <text:p>25.6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3848" calcext:value-type="float">
            <text:p>29.2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3416" calcext:value-type="float">
            <text:p>24.28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22016" calcext:value-type="float">
            <text:p>28.3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2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1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1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17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17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1952" calcext:value-type="float">
            <text:p>24.76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17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17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16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16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16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7192" calcext:value-type="float">
            <text:p>24.7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16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2136" calcext:value-type="float">
            <text:p>25.47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1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1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1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8304" calcext:value-type="float">
            <text:p>23.7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1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1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1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1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1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1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1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1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1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1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7832" calcext:value-type="float">
            <text:p>29.8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1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3144" calcext:value-type="float">
            <text:p>24.3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1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1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3768" calcext:value-type="float">
            <text:p>24.8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1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9128" calcext:value-type="float">
            <text:p>25.7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1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9408" calcext:value-type="float">
            <text:p>28.0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0872" calcext:value-type="float">
            <text:p>31.3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1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2704" calcext:value-type="float">
            <text:p>28.4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1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1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06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0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2832" calcext:value-type="float">
            <text:p>27.9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0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0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45104" calcext:value-type="float">
            <text:p>28.64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0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0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0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2992" calcext:value-type="float">
            <text:p>25.46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0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0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7104" calcext:value-type="float">
            <text:p>25.59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0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0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0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0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788" calcext:value-type="float">
            <text:p>24.9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0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0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9824" calcext:value-type="float">
            <text:p>24.4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0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5584" calcext:value-type="float">
            <text:p>24.8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0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0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0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200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8904" calcext:value-type="float">
            <text:p>24.7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7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8736" calcext:value-type="float">
            <text:p>24.93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7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7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7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6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568" calcext:value-type="float">
            <text:p>24.3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6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6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6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3728" calcext:value-type="float">
            <text:p>24.4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6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6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6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6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6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4856" calcext:value-type="float">
            <text:p>24.3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3208" calcext:value-type="float">
            <text:p>24.14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4856" calcext:value-type="float">
            <text:p>24.3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0912" calcext:value-type="float">
            <text:p>24.0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4064" calcext:value-type="float">
            <text:p>24.1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2912" calcext:value-type="float">
            <text:p>24.82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4024" calcext:value-type="float">
            <text:p>23.8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9088" calcext:value-type="float">
            <text:p>25.4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7192" calcext:value-type="float">
            <text:p>24.7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81666</text:p>
          </table:table-cell>
          <table:table-cell office:value-type="string" calcext:value-type="string">
            <text:p>BUR-91E</text:p>
          </table:table-cell>
          <table:table-cell office:value-type="string" calcext:value-type="string">
            <text:p>199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68" meta:object-count="0"/>
    <meta:user-defined meta:name="AppVersion">3.0</meta:user-defined>
  </office:meta>
</office:document-meta>
</file>